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76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3.408cm" svg:height="7.539cm" svg:x="1.07cm" svg:y="7.809cm">
            <draw:object draw:notify-on-update-of-ranges="Hoja1.A3:Hoja1.A11 Hoja1.B3:Hoja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178cm" svg:height="6.86cm" svg:x="14.72cm" svg:y="7.835cm">
            <draw:object draw:notify-on-update-of-ranges="Hoja1.A3:Hoja1.A11 Hoja1.C3:Hoja1.C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.588cm" svg:height="7.089cm" svg:x="11.061cm" svg:y="0.186cm">
            <draw:object draw:notify-on-update-of-ranges="Hoja1.A3:Hoja1.A11 Hoja1.B3:Hoja1.B11 Hoja1.A3:Hoja1.A11 Hoja1.C3:Hoja1.C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50 us</text:p>
          </table:table-cell>
          <table:table-cell table:style-name="ce1" office:value-type="string" calcext:value-type="string">
            <text:p>usleep()</text:p>
          </table:table-cell>
          <table:table-cell table:style-name="ce1" office:value-type="string" calcext:value-type="string">
            <text:p>espera_activa()</text:p>
          </table:table-cell>
        </table:table-row>
        <table:table-row table:style-name="ro1">
          <table:table-cell table:style-name="ce1" office:value-type="string" calcext:value-type="string">
            <text:p>num threads</text:p>
          </table:table-cell>
          <table:table-cell table:number-columns-repeated="2" table:style-name="ce1" office:value-type="string" calcext:value-type="string">
            <text:p>diferencia [us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5" calcext:value-type="float">
            <text:p>4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58" calcext:value-type="float">
            <text:p>155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471" calcext:value-type="float">
            <text:p>347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679" calcext:value-type="float">
            <text:p>467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267" calcext:value-type="float">
            <text:p>62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647" calcext:value-type="float">
            <text:p>564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9805" calcext:value-type="float">
            <text:p>198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9106" calcext:value-type="float">
            <text:p>2910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seg fault :-(</text:p>
          </table:table-cell>
          <table:table-cell office:value-type="string" calcext:value-type="string">
            <text:p>seg fault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seg fault :-(</text:p>
          </table:table-cell>
          <table:table-cell office:value-type="string" calcext:value-type="string">
            <text:p>seg faul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16:55:08.245475876</meta:creation-date>
    <dc:date>2021-04-13T17:25:24.987587572</dc:date>
    <meta:editing-duration>PT9M15S</meta:editing-duration>
    <meta:editing-cycles>1</meta:editing-cycles>
    <meta:document-statistic meta:table-count="1" meta:cell-count="39" meta:object-count="3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409cm" svg:height="7.54cm" xlink:href=".." xlink:type="simple" chart:class="chart:scatter" chart:style-name="ch1">
        <chart:title svg:x="5.748cm" svg:y="0.286cm" chart:style-name="ch2">
          <text:p>usleep( )</text:p>
        </chart:title>
        <chart:plot-area chart:style-name="ch3" table:cell-range-address="Hoja1.A3:Hoja1.B11" svg:x="1.279cm" svg:y="1.215cm" svg:width="11.862cm" svg:height="5.194cm">
          <chartooo:coordinate-region svg:x="2.456cm" svg:y="1.414cm" svg:width="10.22cm" svg:height="4.348cm"/>
          <chart:axis chart:dimension="x" chart:name="primary-x" chart:style-name="ch4">
            <chart:title svg:x="6.61cm" svg:y="6.559cm" chart:style-name="ch5">
              <text:p>threads</text:p>
            </chart:title>
            <chart:grid chart:style-name="ch6" chart:class="major"/>
          </chart:axis>
          <chart:axis chart:dimension="y" chart:name="primary-y" chart:style-name="ch4">
            <chart:title svg:x="0.451cm" svg:y="4.584cm" chart:style-name="ch7">
              <text:p>diferencia</text:p>
            </chart:title>
            <chart:grid chart:style-name="ch6" chart:class="major"/>
          </chart:axis>
          <chart:series chart:style-name="ch8" chart:values-cell-range-address="Hoja1.B3:Hoja1.B11" chart:class="chart:scatter">
            <chart:domain table:cell-range-address="Hoja1.A3:Hoja1.A11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3:Hoja1.A11</svg:desc>
                </draw:g>
              </table:table-cell>
              <table:table-cell office:value-type="float" office:value="475">
                <text:p>475</text:p>
                <draw:g>
                  <svg:desc>Hoja1.B3:Hoja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3471">
                <text:p>34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4679">
                <text:p>46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6267">
                <text:p>62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5647">
                <text:p>56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19805">
                <text:p>198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29106">
                <text:p>291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179cm" svg:height="6.861cm" xlink:href=".." xlink:type="simple" chart:class="chart:scatter" chart:style-name="ch1">
        <chart:title svg:x="4.67cm" svg:y="0.273cm" chart:style-name="ch2">
          <text:p>espera activa</text:p>
        </chart:title>
        <chart:plot-area chart:style-name="ch3" table:cell-range-address="Hoja1.A3:Hoja1.A11 Hoja1.C3:Hoja1.C11" svg:x="1.254cm" svg:y="1.189cm" svg:width="10.682cm" svg:height="4.554cm">
          <chartooo:coordinate-region svg:x="2.061cm" svg:y="1.388cm" svg:width="9.41cm" svg:height="3.708cm"/>
          <chart:axis chart:dimension="x" chart:name="primary-x" chart:style-name="ch4">
            <chart:title svg:x="5.995cm" svg:y="5.88cm" chart:style-name="ch5">
              <text:p>threads</text:p>
            </chart:title>
            <chart:grid chart:style-name="ch6" chart:class="major"/>
          </chart:axis>
          <chart:axis chart:dimension="y" chart:name="primary-y" chart:style-name="ch4">
            <chart:title svg:x="0.451cm" svg:y="4.238cm" chart:style-name="ch7">
              <text:p>diferencia</text:p>
            </chart:title>
            <chart:grid chart:style-name="ch6" chart:class="major"/>
          </chart:axis>
          <chart:series chart:style-name="ch8" chart:values-cell-range-address="Hoja1.C3:Hoja1.C11" chart:class="chart:scatter">
            <chart:domain table:cell-range-address="Hoja1.A3:Hoja1.A11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3:Hoja1.A11</svg:desc>
                </draw:g>
              </table:table-cell>
              <table:table-cell office:value-type="float" office:value="1">
                <text:p>1</text:p>
                <draw:g>
                  <svg:desc>Hoja1.C3:Hoja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202">
                <text:p>2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589cm" svg:height="7.09cm" xlink:href=".." xlink:type="simple" chart:class="chart:scatter" chart:style-name="ch1">
        <chart:plot-area chart:style-name="ch2" table:cell-range-address="Hoja1.A3:Hoja1.C11" svg:x="1.262cm" svg:y="0.141cm" svg:width="11.076cm" svg:height="5.827cm">
          <chartooo:coordinate-region svg:x="2.439cm" svg:y="0.34cm" svg:width="9.434cm" svg:height="4.981cm"/>
          <chart:axis chart:dimension="x" chart:name="primary-x" chart:style-name="ch3">
            <chart:title svg:x="6.2cm" svg:y="6.109cm" chart:style-name="ch4">
              <text:p>threads</text:p>
            </chart:title>
          </chart:axis>
          <chart:axis chart:dimension="y" chart:name="primary-y" chart:style-name="ch3">
            <chart:title svg:x="0.451cm" svg:y="3.826cm" chart:style-name="ch5">
              <text:p>diferencia</text:p>
            </chart:title>
            <chart:grid chart:style-name="ch6" chart:class="major"/>
          </chart:axis>
          <chart:series chart:style-name="ch7" chart:values-cell-range-address="Hoja1.B3:Hoja1.B11" chart:class="chart:scatter">
            <chart:domain table:cell-range-address="Hoja1.A3:Hoja1.A11"/>
            <chart:data-point chart:repeated="9"/>
          </chart:series>
          <chart:series chart:style-name="ch8" chart:values-cell-range-address="Hoja1.C3:Hoja1.C11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oja1.A3:Hoja1.A11</svg:desc>
                </draw:g>
              </table:table-cell>
              <table:table-cell office:value-type="float" office:value="475">
                <text:p>475</text:p>
                <draw:g>
                  <svg:desc>Hoja1.B3:Hoja1.B11</svg:desc>
                </draw:g>
              </table:table-cell>
              <table:table-cell office:value-type="float" office:value="1">
                <text:p>1</text:p>
                <draw:g>
                  <svg:desc>Hoja1.C3:Hoja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097">
                <text:p>10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558">
                <text:p>155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3471">
                <text:p>347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4679">
                <text:p>467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6267">
                <text:p>626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">
                <text:p>1000</text:p>
              </table:table-cell>
              <table:table-cell office:value-type="float" office:value="5647">
                <text:p>56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19805">
                <text:p>1980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">
                <text:p>10000</text:p>
              </table:table-cell>
              <table:table-cell office:value-type="float" office:value="29106">
                <text:p>29106</text:p>
              </table:table-cell>
              <table:table-cell office:value-type="float" office:value="202">
                <text:p>2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